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3283in"/>
    </style:style>
    <style:style style:name="co4" style:family="table-column">
      <style:table-column-properties fo:break-before="auto" style:column-width="3.2091in"/>
    </style:style>
    <style:style style:name="co5" style:family="table-column">
      <style:table-column-properties fo:break-before="auto" style:column-width="0.8264in"/>
    </style:style>
    <style:style style:name="co6" style:family="table-column">
      <style:table-column-properties fo:break-before="auto" style:column-width="0.7299in"/>
    </style:style>
    <style:style style:name="co7" style:family="table-column">
      <style:table-column-properties fo:break-before="auto" style:column-width="2.551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3252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5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0.5146in"/>
    </style:style>
    <style:style style:name="co19" style:family="table-column">
      <style:table-column-properties fo:break-before="auto" style:column-width="0.7071in"/>
    </style:style>
    <style:style style:name="co20" style:family="table-column">
      <style:table-column-properties fo:break-before="auto" style:column-width="0.9646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0.6354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0.6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3035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1.2535in" fo:break-before="auto" style:use-optimal-row-height="fals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4.3945in" fo:break-before="auto" style:use-optimal-row-height="true"/>
    </style:style>
    <style:style style:name="ta1" style:family="table" style:master-page-name="PageStyle_5f_ورقة1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style:font-name-complex="Times New Roman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9d9d9" style:text-align-source="fix" style:repeat-content="false" fo:border="0.74pt solid #000000" style:rotation-angle="90" style:vertical-align="middle"/>
      <style:paragraph-properties fo:text-align="center" fo:margin-left="0in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9d9d9" fo:border="0.74pt solid #000000" style:rotation-angle="90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9d9d9" fo:border="0.74pt solid #000000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28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text-outline="false" style:text-line-through-style="none" style:text-line-through-type="none" fo:font-size="13pt" fo:language="en" fo:country="US" fo:font-style="normal" fo:text-shadow="none" style:text-underline-style="none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74pt solid #000000" style:rotation-angle="90" style:vertical-align="middle"/>
      <style:text-properties style:text-outline="false" style:text-line-through-style="none" style:text-line-through-type="none" fo:font-size="13pt" fo:language="en" fo:country="US" fo:font-style="normal" fo:text-shadow="none" style:text-underline-style="none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in"/>
      <style:text-properties style:font-size-complex="13pt"/>
    </style:style>
    <style:style style:name="ce36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 style:rotation-angle="90" style:vertical-align="middle"/>
      <style:text-properties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use-window-font-color="true" style:font-name="Times New Roman" fo:font-size="13pt" fo:font-weight="bold" style:font-name-asian="Calibri1" style:font-size-asian="13pt" style:language-asian="en" style:country-asian="US" style:font-name-complex="Times New Roman" style:font-size-complex="13pt" style:language-complex="ar" style:country-complex="SA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d9d9d9" style:text-align-source="fix" style:repeat-content="false" fo:border="0.74pt solid #000000" style:rotation-angle="9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3pt" style:language-asian="en" style:country-asian="US" style:font-style-asian="normal" style:font-weight-asian="normal" style:font-name-complex="Times New Roman" style:font-size-complex="1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font-name="Times New Roman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style:letter-kerning="false" fo:font-weight="bold" fo:language="en" fo:country="US" style:font-name-complex="Times New Roman" style:text-overline-style="none" style:text-overline-color="font-color" style:text-scale="105%"/>
    </style:style>
    <style:style style:name="T2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font-name="Times New Roman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style:letter-kerning="false" fo:font-weight="bold" fo:language="en" fo:country="US" style:font-name-complex="Times New Roman" style:text-overline-style="none" style:text-overline-color="font-color" style:text-scale="105%" fo:letter-spacing="normal"/>
    </style:style>
    <style:style style:name="T3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/>
    </style:style>
    <style:style style:name="T4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normal"/>
    </style:style>
    <style:style style:name="T5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16in"/>
    </style:style>
    <style:style style:name="T6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letter-kerning="false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fo:letter-spacing="normal" fo:font-weight="bold" fo:language="en" fo:country="US" style:font-name-complex="Times New Roman" style:text-overline-style="none" style:text-overline-color="font-color" style:font-name="Times New Roman"/>
    </style:style>
    <style:style style:name="T7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letter-kerning="false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fo:font-weight="bold" fo:language="en" fo:country="US" style:font-name-complex="Times New Roman" style:text-overline-style="none" style:text-overline-color="font-color" style:font-name="Times New Roman" fo:letter-spacing="-0.0035in"/>
    </style:style>
    <style:style style:name="T8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letter-kerning="false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fo:font-weight="bold" fo:language="en" fo:country="US" style:font-name-complex="Times New Roman" style:text-overline-style="none" style:text-overline-color="font-color" style:font-name="Times New Roman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use-window-font-color="true" style:font-name="Times New Roman" style:text-scale="110%" fo:font-weight="bold" style:letter-kerning="false" fo:letter-spacing="normal" fo:language="en" fo:country="US" style:language-asian="en" style:country-asian="US" style:language-complex="ar" style:country-complex="SA" style:font-name-asian="Calibri1" style:font-name-complex="Times New Roman" fo:font-size="13pt" style:font-size-asian="13pt" style:font-size-complex="13pt"/>
    </style:style>
    <style:style style:name="T11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font-size="13pt" style:font-size-asian="13pt" style:font-size-complex="13pt" fo:letter-spacing="-0.0035in"/>
    </style:style>
    <style:style style:name="T12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font-size="13pt" style:font-size-asian="13pt" style:font-size-complex="13pt" fo:letter-spacing="normal"/>
    </style:style>
    <style:style style:name="T13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font-size="13pt" style:font-size-asian="13pt" style:font-size-complex="13pt"/>
    </style:style>
    <style:style style:name="T14" style:family="text">
      <style:text-properties style:use-window-font-color="true" style:font-name="Times New Roman" style:text-scale="110%" fo:font-weight="bold" style:letter-kerning="false" fo:letter-spacing="normal" fo:language="en" fo:country="US" style:language-asian="en" style:country-asian="US" style:language-complex="ar" style:country-complex="SA" style:font-name-asian="Calibri1" style:font-name-complex="Times New Roman"/>
    </style:style>
    <style:style style:name="T15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28in"/>
    </style:style>
    <style:style style:name="T16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normal"/>
    </style:style>
    <style:style style:name="T17" style:family="text">
      <style:text-properties style:font-name-complex="Times New Roman" fo:font-style="normal" style:font-weight-complex="normal" style:font-weight-asian="normal" style:use-window-font-color="true" style:font-style-asian="normal" style:text-line-through-type="none" style:text-overline-style="none" style:text-overline-color="font-color" fo:text-shadow="none" style:text-line-through-mode="continuous" style:language-asian="en" style:country-asian="US" style:text-emphasize="none" style:font-name="Times New Roman" fo:font-weight="bold" style:text-outline="false" style:font-relief="none" style:text-underline-style="none" style:text-underline-color="font-color" style:letter-kerning="false" style:font-name-asian="Calibri1" fo:language="en" fo:country="US" style:language-complex="ar" style:country-complex="SA" style:font-style-complex="normal"/>
    </style:style>
    <style:style style:name="T18" style:family="text">
      <style:text-properties style:font-name-complex="Times New Roman" fo:font-style="normal" style:font-weight-complex="normal" style:font-weight-asian="normal" style:use-window-font-color="true" style:font-style-asian="normal" style:text-line-through-type="none" style:text-overline-style="none" style:text-overline-color="font-color" fo:text-shadow="none" style:text-line-through-mode="continuous" style:language-asian="en" style:country-asian="US" style:text-emphasize="none" style:font-name="Times New Roman" fo:font-weight="bold" style:text-outline="false" style:font-relief="none" style:text-underline-style="none" style:text-underline-color="font-color" style:letter-kerning="false" style:font-name-asian="Calibri1" fo:language="en" fo:country="US" style:language-complex="ar" style:country-complex="SA" style:font-style-complex="normal" fo:letter-spacing="-0.0043in"/>
    </style:style>
    <style:style style:name="T19" style:family="text">
      <style:text-properties style:font-name-complex="Times New Roman" fo:font-style="normal" style:font-weight-complex="normal" style:font-weight-asian="normal" style:use-window-font-color="true" style:font-style-asian="normal" style:text-line-through-type="none" style:text-overline-style="none" style:text-overline-color="font-color" fo:text-shadow="none" style:text-line-through-mode="continuous" style:language-asian="en" style:country-asian="US" style:text-emphasize="none" style:font-name="Times New Roman" fo:font-weight="bold" style:text-outline="false" style:font-relief="none" style:text-underline-style="none" style:text-underline-color="font-color" style:letter-kerning="false" style:font-name-asian="Calibri1" fo:language="en" fo:country="US" style:language-complex="ar" style:country-complex="SA" style:font-style-complex="normal" fo:letter-spacing="-0.0028in"/>
    </style:style>
    <style:style style:name="T20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/>
    </style:style>
    <style:style style:name="T21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43in"/>
    </style:style>
    <style:style style:name="T22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35in"/>
    </style:style>
    <style:style style:name="T23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16in"/>
    </style:style>
    <style:style style:name="T24" style:family="text">
      <style:text-properties style:font-name-complex="Times New Roman" fo:font-style="normal" style:font-weight-complex="normal" style:font-weight-asian="normal" style:use-window-font-color="true" style:font-style-asian="normal" style:text-line-through-type="none" style:text-overline-style="none" style:text-overline-color="font-color" fo:text-shadow="none" style:text-line-through-mode="continuous" style:language-asian="en" style:country-asian="US" style:text-emphasize="none" style:font-name="Times New Roman" fo:font-weight="bold" style:text-outline="false" style:font-relief="none" style:text-underline-style="none" style:text-underline-color="font-color" style:letter-kerning="false" style:font-name-asian="Calibri1" fo:language="en" fo:country="US" style:language-complex="ar" style:country-complex="SA" style:font-style-complex="normal" fo:letter-spacing="-0.0035in"/>
    </style:style>
    <style:style style:name="T25" style:family="text">
      <style:text-properties style:use-window-font-color="true" style:font-name="Times New Roman" style:text-scale="110%" style:letter-kerning="false" fo:letter-spacing="normal" fo:language="en" fo:country="US" style:language-asian="en" style:country-asian="US" style:language-complex="ar" style:country-complex="SA" style:font-name-complex="Times New Roman"/>
    </style:style>
    <style:style style:name="T26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02in"/>
    </style:style>
    <style:style style:name="T27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normal"/>
    </style:style>
    <style:style style:name="T28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154in"/>
    </style:style>
    <style:style style:name="T29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0.0008in"/>
    </style:style>
    <style:style style:name="T30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146in"/>
    </style:style>
    <style:style style:name="T31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style:text-scale="110%" fo:letter-spacing="normal"/>
    </style:style>
    <style:style style:name="T32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style:text-scale="110%" fo:letter-spacing="-0.0035in"/>
    </style:style>
    <style:style style:name="T33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style:text-scale="110%" fo:letter-spacing="-0.0028in"/>
    </style:style>
    <style:style style:name="T34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style:text-scale="110%" fo:letter-spacing="-0.002in"/>
    </style:style>
    <style:style style:name="T35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style:text-scale="110%"/>
    </style:style>
    <style:style style:name="T36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0.0043in"/>
    </style:style>
    <style:style style:name="T37" style:family="text">
      <style:text-properties style:use-window-font-color="true" style:font-name="Times New Roman" style:text-scale="105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0.0035in"/>
    </style:style>
    <style:style style:name="T38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/>
    </style:style>
    <style:style style:name="T39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0.0016in"/>
    </style:style>
    <style:style style:name="T40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0.0008in"/>
    </style:style>
    <style:style style:name="T41" style:family="text">
      <style:text-properties style:text-line-through-mode="continuous" fo:font-style="normal" fo:font-size="13pt" style:font-name-complex="Times New Roman" style:font-weight-asian="normal" style:font-style-asian="normal" style:font-style-complex="normal" style:text-emphasize="none" style:font-relief="none" fo:text-shadow="none" style:font-name="Times New Roman" style:font-weight-complex="normal" style:language-asian="en" style:country-asian="US" style:text-outline="false" style:text-overline-style="none" style:text-overline-color="font-color" fo:language="en" fo:country="US" style:text-line-through-type="none" style:text-underline-style="none" style:text-underline-color="font-color" fo:font-weight="bold" style:font-size-asian="13pt" style:use-window-font-color="true" style:text-scale="105%" style:font-name-asian="Calibri1" style:letter-kerning="false" style:language-complex="ar" style:country-complex="SA" style:font-size-complex="13pt"/>
    </style:style>
    <style:style style:name="T42" style:family="text">
      <style:text-properties style:text-line-through-mode="continuous" fo:font-style="normal" fo:font-size="13pt" style:font-name-complex="Times New Roman" style:font-weight-asian="normal" style:font-style-asian="normal" style:font-style-complex="normal" style:text-emphasize="none" style:font-relief="none" fo:text-shadow="none" style:font-name="Times New Roman" style:font-weight-complex="normal" style:language-asian="en" style:country-asian="US" style:text-outline="false" style:text-overline-style="none" style:text-overline-color="font-color" fo:language="en" fo:country="US" style:text-line-through-type="none" style:text-underline-style="none" style:text-underline-color="font-color" fo:font-weight="bold" style:font-size-asian="13pt" style:use-window-font-color="true" style:text-scale="105%" style:font-name-asian="Calibri1" style:letter-kerning="false" style:language-complex="ar" style:country-complex="SA" style:font-size-complex="13pt" fo:letter-spacing="normal"/>
    </style:style>
    <style:style style:name="T43" style:family="text">
      <style:text-properties style:use-window-font-color="true" style:font-name="Times New Roman" style:text-scale="110%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2in"/>
    </style:style>
    <style:style style:name="T44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154in"/>
    </style:style>
    <style:style style:name="T45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/>
    </style:style>
    <style:style style:name="T46" style:family="text">
      <style:text-properties style:letter-kerning="false" style:text-overline-style="none" style:text-overline-color="font-color" style:language-complex="ar" style:country-complex="SA" style:use-window-font-color="true" style:text-emphasize="none" style:text-outline="false" style:text-line-through-type="none" fo:language="en" fo:country="US" style:text-line-through-mode="continuous" style:language-asian="en" style:country-asian="US" style:font-weight-complex="normal" style:font-name-asian="Calibri1" style:font-name-complex="Times New Roman" style:font-style-complex="normal" style:text-underline-style="none" style:text-underline-color="font-color" style:font-style-asian="normal" style:font-name="Times New Roman" fo:font-style="normal" fo:letter-spacing="normal" fo:text-shadow="none" fo:font-weight="bold" style:font-relief="none" style:font-weight-asian="normal"/>
    </style:style>
    <style:style style:name="T47" style:family="text">
      <style:text-properties style:letter-kerning="false" style:text-overline-style="none" style:text-overline-color="font-color" style:language-complex="ar" style:country-complex="SA" style:use-window-font-color="true" style:text-emphasize="none" style:text-outline="false" style:text-line-through-type="none" fo:language="en" fo:country="US" style:text-line-through-mode="continuous" style:language-asian="en" style:country-asian="US" style:font-weight-complex="normal" style:font-name-asian="Calibri1" style:font-name-complex="Times New Roman" style:font-style-complex="normal" style:text-underline-style="none" style:text-underline-color="font-color" style:font-style-asian="normal" style:font-name="Times New Roman" fo:font-style="normal" fo:text-shadow="none" fo:font-weight="bold" style:font-relief="none" style:font-weight-asian="normal" fo:letter-spacing="-0.0043in"/>
    </style:style>
    <style:style style:name="T48" style:family="text">
      <style:text-properties style:letter-kerning="false" style:text-overline-style="none" style:text-overline-color="font-color" style:language-complex="ar" style:country-complex="SA" style:use-window-font-color="true" style:text-emphasize="none" style:text-outline="false" style:text-line-through-type="none" fo:language="en" fo:country="US" style:text-line-through-mode="continuous" style:language-asian="en" style:country-asian="US" style:font-weight-complex="normal" style:font-name-asian="Calibri1" style:font-name-complex="Times New Roman" style:font-style-complex="normal" style:text-underline-style="none" style:text-underline-color="font-color" style:font-style-asian="normal" style:font-name="Times New Roman" fo:font-style="normal" fo:text-shadow="none" fo:font-weight="bold" style:font-relief="none" style:font-weight-asian="normal" fo:letter-spacing="normal"/>
    </style:style>
    <style:style style:name="T49" style:family="text">
      <style:text-properties style:letter-kerning="false" style:text-overline-style="none" style:text-overline-color="font-color" style:language-complex="ar" style:country-complex="SA" style:use-window-font-color="true" style:text-emphasize="none" style:text-outline="false" style:text-line-through-type="none" fo:language="en" fo:country="US" style:text-line-through-mode="continuous" style:language-asian="en" style:country-asian="US" style:font-weight-complex="normal" style:font-name-asian="Calibri1" style:font-name-complex="Times New Roman" style:font-style-complex="normal" style:text-underline-style="none" style:text-underline-color="font-color" style:font-style-asian="normal" style:font-name="Times New Roman" fo:font-style="normal" fo:text-shadow="none" fo:font-weight="bold" style:font-relief="none" style:font-weight-asian="normal" fo:letter-spacing="-0.0028in"/>
    </style:style>
    <style:style style:name="T50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035in"/>
    </style:style>
    <style:style style:name="T51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028in"/>
    </style:style>
    <style:style style:name="T52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146in"/>
    </style:style>
    <style:style style:name="T53" style:family="text">
      <style:text-properties style:use-window-font-color="true" style:font-name="Times New Roman" style:text-scale="105%" style:letter-kerning="false" fo:language="en" fo:country="US" style:language-asian="en" style:country-asian="US" style:language-complex="ar" style:country-complex="SA" style:font-name-complex="Times New Roman"/>
    </style:style>
    <style:style style:name="T54" style:family="text">
      <style:text-properties style:use-window-font-color="true" style:font-name="Times New Roman" style:text-scale="105%" style:letter-kerning="false" fo:language="en" fo:country="US" style:language-asian="en" style:country-asian="US" style:language-complex="ar" style:country-complex="SA" style:font-name-complex="Times New Roman" fo:letter-spacing="0.0008in"/>
    </style:style>
    <style:style style:name="T55" style:family="text">
      <style:text-properties style:use-window-font-color="true" style:font-name="Times New Roman" style:text-scale="105%" style:letter-kerning="false" fo:language="en" fo:country="US" style:language-asian="en" style:country-asian="US" style:language-complex="ar" style:country-complex="SA" style:font-name-complex="Times New Roman" fo:letter-spacing="-0.0146in"/>
    </style:style>
    <style:style style:name="T56" style:family="text">
      <style:text-properties style:use-window-font-color="true" style:font-name="Times New Roman" style:text-scale="105%" style:letter-kerning="false" fo:language="en" fo:country="US" style:language-asian="en" style:country-asian="US" style:language-complex="ar" style:country-complex="SA" style:font-name-complex="Times New Roman" fo:letter-spacing="0.0047in"/>
    </style:style>
    <style:style style:name="T57" style:family="text">
      <style:text-properties style:use-window-font-color="true" style:font-name="Times New Roman" style:text-scale="105%" style:letter-kerning="false" fo:language="en" fo:country="US" style:language-asian="en" style:country-asian="US" style:language-complex="ar" style:country-complex="SA" style:font-name-complex="Times New Roman" fo:letter-spacing="0.0043in"/>
    </style:style>
    <style:style style:name="T58" style:family="text">
      <style:text-properties style:use-window-font-color="true" style:font-name="Times New Roman" style:text-scale="110%" style:letter-kerning="false" fo:language="en" fo:country="US" style:language-asian="en" style:country-asian="US" style:language-complex="ar" style:country-complex="SA" style:font-name-complex="Times New Roman" fo:letter-spacing="-0.0043in"/>
    </style:style>
    <style:style style:name="T59" style:family="text">
      <style:text-properties style:text-outline="false" style:font-style-asian="normal" style:text-emphasize="none" style:font-weight-complex="normal" style:font-relief="none" style:font-style-complex="normal" style:font-weight-asian="normal" fo:language="en" fo:country="US" style:text-line-through-type="none" style:letter-kerning="false" style:text-underline-style="none" style:text-underline-color="font-color" style:text-line-through-mode="continuous" fo:font-style="normal" fo:text-shadow="none" style:language-asian="en" style:country-asian="US" style:language-complex="ar" style:country-complex="SA" style:text-scale="105%" style:text-overline-style="none" style:text-overline-color="font-color"/>
    </style:style>
    <style:style style:name="T60" style:family="text">
      <style:text-properties style:text-outline="false" style:font-style-asian="normal" style:text-emphasize="none" style:font-weight-complex="normal" style:font-relief="none" style:font-style-complex="normal" style:font-weight-asian="normal" fo:language="en" fo:country="US" style:text-line-through-type="none" style:letter-kerning="false" style:text-underline-style="none" style:text-underline-color="font-color" style:text-line-through-mode="continuous" fo:font-style="normal" fo:text-shadow="none" style:language-asian="en" style:country-asian="US" style:language-complex="ar" style:country-complex="SA" style:text-scale="105%" style:text-overline-style="none" style:text-overline-color="font-color" fo:letter-spacing="0.0008in"/>
    </style:style>
    <style:style style:name="T61" style:family="text">
      <style:text-properties style:text-outline="false" style:font-style-asian="normal" style:text-emphasize="none" style:font-weight-complex="normal" style:font-relief="none" style:font-style-complex="normal" style:font-weight-asian="normal" fo:language="en" fo:country="US" style:text-line-through-type="none" style:letter-kerning="false" style:text-underline-style="none" style:text-underline-color="font-color" style:text-line-through-mode="continuous" fo:font-style="normal" fo:text-shadow="none" style:language-asian="en" style:country-asian="US" style:language-complex="ar" style:country-complex="SA" style:text-scale="105%" style:text-overline-style="none" style:text-overline-color="font-color" fo:letter-spacing="0.0016in"/>
    </style:style>
    <style:style style:name="T62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font-name="Times New Roman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style:letter-kerning="false" fo:font-weight="bold" fo:language="en" fo:country="US" style:font-name-complex="Times New Roman" style:text-overline-style="none" style:text-overline-color="font-color" style:text-scale="105%" fo:font-size="13pt" style:font-size-asian="13pt" style:font-size-complex="13pt"/>
    </style:style>
    <style:style style:name="T63" style:family="text">
      <style:text-properties style:text-underline-style="none" style:text-underline-color="font-color" style:font-style-asian="normal" style:text-emphasize="none" style:language-asian="en" style:country-asian="US" style:text-line-through-mode="continuous" style:font-weight-asian="normal" style:font-weight-complex="normal" style:font-name="Times New Roman" style:font-name-asian="Calibri1" style:text-outline="false" style:language-complex="ar" style:country-complex="SA" style:use-window-font-color="true" style:font-style-complex="normal" style:font-relief="none" fo:text-shadow="none" fo:font-style="normal" style:text-line-through-type="none" style:letter-kerning="false" fo:font-weight="bold" fo:language="en" fo:country="US" style:font-name-complex="Times New Roman" style:text-overline-style="none" style:text-overline-color="font-color" style:text-scale="105%" fo:font-size="13pt" style:font-size-asian="13pt" style:font-size-complex="13pt" fo:letter-spacing="-0.0016in"/>
    </style:style>
    <style:style style:name="T64" style:family="text">
      <style:text-properties style:use-window-font-color="true" style:font-name="Times New Roman" fo:font-weight="bold" style:letter-kerning="false" fo:letter-spacing="normal" fo:language="en" fo:country="US" style:language-asian="en" style:country-asian="US" style:language-complex="ar" style:country-complex="SA" style:font-name-asian="Calibri1" style:font-name-complex="Times New Roman"/>
    </style:style>
    <style:style style:name="T65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154in"/>
    </style:style>
    <style:style style:name="T66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35in"/>
    </style:style>
    <style:style style:name="T67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2in"/>
    </style:style>
    <style:style style:name="T68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normal"/>
    </style:style>
    <style:style style:name="T69" style:family="text">
      <style:text-properties style:use-window-font-color="true" style:font-name="Times New Roman" fo:font-weight="bold" style:letter-kerning="false" fo:language="en" fo:country="US" style:language-asian="en" style:country-asian="US" style:language-complex="ar" style:country-complex="SA" style:font-name-asian="Calibri1" style:font-name-complex="Times New Roman" fo:letter-spacing="-0.0028in"/>
    </style:style>
    <style:style style:name="T70" style:family="text">
      <style:text-properties fo:font-weight="bold" style:letter-kerning="false" fo:language="en" fo:country="US" style:language-asian="en" style:country-asian="US" style:language-complex="ar" style:country-complex="SA" style:font-name-asian="Calibri1" fo:font-size="13pt" style:font-size-asian="13pt" style:font-size-complex="13pt"/>
    </style:style>
    <style:style style:name="T71" style:family="text">
      <style:text-properties fo:font-weight="bold" style:letter-kerning="false" fo:language="en" fo:country="US" style:language-asian="en" style:country-asian="US" style:language-complex="ar" style:country-complex="SA" style:font-name-asian="Calibri1" fo:font-size="13pt" style:font-size-asian="13pt" style:font-size-complex="13pt" fo:letter-spacing="0.0016in"/>
    </style:style>
    <style:style style:name="T72" style:family="text">
      <style:text-properties fo:font-weight="bold" style:letter-kerning="false" fo:language="en" fo:country="US" style:language-asian="en" style:country-asian="US" style:language-complex="ar" style:country-complex="SA" style:font-name-asian="Calibri1" fo:font-size="13pt" style:font-size-asian="13pt" style:font-size-complex="13pt" fo:letter-spacing="0.0008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ورقة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59" table:default-cell-style-name="ce1"/>
        <table:table-row table:style-name="ro1">
          <table:table-cell/>
          <table:table-cell table:style-name="ce5" office:value-type="string" calcext:value-type="string" table:number-columns-spanned="8" table:number-rows-spanned="1">
            <text:p>المدرسة........................................</text:p>
          </table:table-cell>
          <table:covered-table-cell table:number-columns-repeated="7" table:style-name="ce9"/>
          <table:table-cell table:style-name="ce9"/>
          <table:table-cell table:style-name="ce17"/>
          <table:table-cell table:style-name="ce5" office:value-type="string" calcext:value-type="string" table:number-columns-spanned="12" table:number-rows-spanned="1">
            <text:p>اسم المعلم.............................................</text:p>
          </table:table-cell>
          <table:covered-table-cell table:number-columns-repeated="11" table:style-name="ce9"/>
          <table:table-cell table:style-name="ce17"/>
          <table:table-cell table:number-columns-repeated="16360"/>
        </table:table-row>
        <table:table-row table:style-name="ro1">
          <table:table-cell/>
          <table:table-cell table:style-name="ce5"/>
          <table:table-cell table:style-name="ce9" table:number-columns-repeated="8"/>
          <table:table-cell table:style-name="ce17"/>
          <table:table-cell table:style-name="ce5"/>
          <table:table-cell table:style-name="ce9" table:number-columns-repeated="11"/>
          <table:table-cell table:style-name="ce17"/>
          <table:table-cell table:number-columns-repeated="16360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Final exam</text:p>
          </table:table-cell>
          <table:table-cell table:style-name="ce10" office:value-type="string" calcext:value-type="string" table:number-columns-spanned="7" table:number-rows-spanned="2">
            <text:p>Third assessment</text:p>
          </table:table-cell>
          <table:covered-table-cell table:number-columns-repeated="5" table:style-name="ce14"/>
          <table:covered-table-cell table:style-name="ce6"/>
          <table:table-cell table:style-name="ce10" office:value-type="string" calcext:value-type="string" table:number-columns-spanned="7" table:number-rows-spanned="2">
            <text:p>Second assessment</text:p>
          </table:table-cell>
          <table:covered-table-cell table:number-columns-repeated="5" table:style-name="ce14"/>
          <table:covered-table-cell table:style-name="ce6"/>
          <table:table-cell table:style-name="ce10" office:value-type="string" calcext:value-type="string" table:number-columns-spanned="7" table:number-rows-spanned="2">
            <text:p>First assessment</text:p>
          </table:table-cell>
          <table:covered-table-cell table:number-columns-repeated="5" table:style-name="ce14"/>
          <table:covered-table-cell table:style-name="ce6"/>
          <table:table-cell table:style-name="ce10" office:value-type="string" calcext:value-type="string" table:number-columns-spanned="1" table:number-rows-spanned="4">
            <text:p>Name</text:p>
          </table:table-cell>
          <table:table-cell table:style-name="ce10" office:value-type="string" calcext:value-type="string" table:number-columns-spanned="1" table:number-rows-spanned="4">
            <text:p>No.</text:p>
          </table:table-cell>
          <table:table-cell table:number-columns-repeated="16359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covered-table-cell table:style-name="ce11"/>
          <table:covered-table-cell table:number-columns-repeated="5" table:style-name="ce15"/>
          <table:covered-table-cell table:style-name="ce7"/>
          <table:covered-table-cell table:style-name="ce11"/>
          <table:covered-table-cell table:number-columns-repeated="5" table:style-name="ce15"/>
          <table:covered-table-cell table:style-name="ce7"/>
          <table:covered-table-cell table:style-name="ce11"/>
          <table:covered-table-cell table:number-columns-repeated="5" table:style-name="ce15"/>
          <table:covered-table-cell table:style-name="ce7"/>
          <table:covered-table-cell table:number-columns-repeated="2" table:style-name="ce18"/>
          <table:table-cell table:number-columns-repeated="16359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Final exam</text:p>
          </table:table-cell>
          <table:table-cell table:style-name="ce12" office:value-type="string" calcext:value-type="string">
            <text:p>TOTAL</text:p>
          </table:table-cell>
          <table:table-cell table:style-name="ce16" office:value-type="string" calcext:value-type="string">
            <text:p>PERFORMANC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Writing </text:p>
          </table:table-cell>
          <table:table-cell table:style-name="ce16" office:value-type="string" calcext:value-type="string">
            <text:p>Reading</text:p>
          </table:table-cell>
          <table:table-cell table:style-name="ce16" office:value-type="string" calcext:value-type="string">
            <text:p>Speaking </text:p>
          </table:table-cell>
          <table:table-cell table:style-name="ce16" office:value-type="string" calcext:value-type="string">
            <text:p>Listening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ERFORMANC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Writing </text:p>
          </table:table-cell>
          <table:table-cell table:style-name="ce16" office:value-type="string" calcext:value-type="string">
            <text:p>Reading</text:p>
          </table:table-cell>
          <table:table-cell table:style-name="ce16" office:value-type="string" calcext:value-type="string">
            <text:p>Speaking </text:p>
          </table:table-cell>
          <table:table-cell table:style-name="ce16" office:value-type="string" calcext:value-type="string">
            <text:p>Listening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PERFORMANCE</text:p>
          </table:table-cell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Writing </text:p>
          </table:table-cell>
          <table:table-cell table:style-name="ce16" office:value-type="string" calcext:value-type="string">
            <text:p>Reading</text:p>
          </table:table-cell>
          <table:table-cell table:style-name="ce16" office:value-type="string" calcext:value-type="string">
            <text:p>Speaking </text:p>
          </table:table-cell>
          <table:table-cell table:style-name="ce16" office:value-type="string" calcext:value-type="string">
            <text:p>Listening</text:p>
          </table:table-cell>
          <table:covered-table-cell table:number-columns-repeated="2" table:style-name="ce18"/>
          <table:table-cell table:number-columns-repeated="16359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80" calcext:value-type="float">
            <text:p>8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6" calcext:value-type="float">
            <text:p>6</text:p>
          </table:table-cell>
          <table:covered-table-cell table:number-columns-repeated="2" table:style-name="ce3"/>
          <table:table-cell table:number-columns-repeated="16359"/>
        </table:table-row>
        <table:table-row table:style-name="ro5" table:number-rows-repeated="15">
          <table:table-cell table:style-name="ce4"/>
          <table:table-cell table:style-name="ce8" table:number-columns-repeated="23"/>
          <table:table-cell table:style-name="ce7"/>
          <table:table-cell table:number-columns-repeated="16359"/>
        </table:table-row>
        <table:table-row table:style-name="ro6" table:number-rows-repeated="104855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OLE_LINK1" table:base-cell-address="$ورقة1.$A$1" table:cell-range-address="#REF!"/>
        </table:named-expressions>
      </table:table>
      <table:table table:name="Sheet2" table:style-name="ta2">
        <office:forms form:automatic-focus="false" form:apply-design-mode="false"/>
        <table:table-column table:style-name="co6" table:default-cell-style-name="ce21"/>
        <table:table-column table:style-name="co7" table:default-cell-style-name="ce21"/>
        <table:table-column table:style-name="co6" table:number-columns-repeated="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2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12" table:default-cell-style-name="ce21"/>
        <table:table-column table:style-name="co20" table:default-cell-style-name="ce21"/>
        <table:table-column table:style-name="co12" table:default-cell-style-name="ce21"/>
        <table:table-column table:style-name="co21" table:default-cell-style-name="ce21"/>
        <table:table-column table:style-name="co12" table:default-cell-style-name="ce21"/>
        <table:table-column table:style-name="co21" table:default-cell-style-name="ce21"/>
        <table:table-column table:style-name="co12" table:default-cell-style-name="ce21"/>
        <table:table-column table:style-name="co22" table:default-cell-style-name="ce21"/>
        <table:table-column table:style-name="co23" table:default-cell-style-name="ce21"/>
        <table:table-column table:style-name="co6" table:default-cell-style-name="ce21"/>
        <table:table-column table:style-name="co24" table:default-cell-style-name="ce21"/>
        <table:table-column table:style-name="co6" table:default-cell-style-name="ce21"/>
        <table:table-column table:style-name="co25" table:default-cell-style-name="ce21"/>
        <table:table-column table:style-name="co6" table:number-columns-repeated="4" table:default-cell-style-name="ce21"/>
        <table:table-column table:style-name="co12" table:default-cell-style-name="ce21"/>
        <table:table-column table:style-name="co6" table:default-cell-style-name="ce21"/>
        <table:table-column table:style-name="co26" table:number-columns-repeated="4" table:default-cell-style-name="ce21"/>
        <table:table-column table:style-name="co12" table:number-columns-repeated="2" table:default-cell-style-name="ce21"/>
        <table:table-column table:style-name="co6" table:number-columns-repeated="14" table:default-cell-style-name="ce21"/>
        <table:table-column table:style-name="co6" table:number-columns-repeated="5" table:default-cell-style-name="Default"/>
        <table:table-row table:style-name="ro7">
          <table:table-cell table:style-name="ce19" office:value-type="string" calcext:value-type="string">
            <text:p>No.</text:p>
          </table:table-cell>
          <table:table-cell table:style-name="ce20" office:value-type="string" calcext:value-type="string">
            <text:p/>
            <text:p/>
            <text:p/>
            <text:p/>
            <text:p>Name</text:p>
          </table:table-cell>
          <table:table-cell table:style-name="ce22" office:value-type="string" calcext:value-type="string" table:number-columns-spanned="13" table:number-rows-spanned="1">
            <text:p><text:span text:style-name="T1">The First</text:span><text:span text:style-name="T2"> </text:span><text:span text:style-name="T1">Exam</text:span></text:p>
          </table:table-cell>
          <table:covered-table-cell table:number-columns-repeated="4" table:style-name="ce26"/>
          <table:covered-table-cell table:number-columns-repeated="8" table:style-name="ce28"/>
          <table:table-cell table:style-name="ce22"/>
          <table:table-cell table:style-name="ce22" office:value-type="string" calcext:value-type="string" table:number-columns-spanned="11" table:number-rows-spanned="1">
            <text:p><text:span text:style-name="T41">The Second</text:span><text:span text:style-name="T42"> </text:span><text:span text:style-name="T41">Exam</text:span></text:p>
          </table:table-cell>
          <table:covered-table-cell table:number-columns-repeated="5" table:style-name="ce26"/>
          <table:covered-table-cell table:number-columns-repeated="5" table:style-name="ce28"/>
          <table:table-cell table:style-name="ce39" office:value-type="string" calcext:value-type="string" table:number-columns-spanned="11" table:number-rows-spanned="1">
            <text:p><text:span text:style-name="T62">The Third</text:span><text:span text:style-name="T63"> </text:span><text:span text:style-name="T62">Exam</text:span></text:p>
          </table:table-cell>
          <table:covered-table-cell table:number-columns-repeated="3" table:style-name="ce28"/>
          <table:covered-table-cell table:number-columns-repeated="6" table:style-name="ce26"/>
          <table:covered-table-cell table:style-name="ce28"/>
          <table:table-cell table:style-name="ce40" office:value-type="string" calcext:value-type="string" table:number-columns-spanned="5" table:number-rows-spanned="1">
            <text:p><text:span text:style-name="T1">The Final</text:span><text:span text:style-name="T2"> </text:span><text:span text:style-name="T1">Exam</text:span></text:p>
          </table:table-cell>
          <table:covered-table-cell table:number-columns-repeated="4" table:style-name="ce28"/>
          <table:table-cell table:style-name="ce31" office:value-type="string" calcext:value-type="string" table:number-columns-spanned="1" table:number-rows-spanned="3">
            <text:p>The Final Sum ( 200 )</text:p>
          </table:table-cell>
          <table:table-cell/>
          <table:table-cell table:style-name="Default"/>
          <table:table-cell table:number-columns-repeated="17"/>
        </table:table-row>
        <table:table-row table:style-name="ro8">
          <table:table-cell table:style-name="ce20" table:number-columns-repeated="2"/>
          <table:table-cell table:style-name="ce23" office:value-type="string" calcext:value-type="string" table:number-columns-spanned="1" table:number-rows-spanned="2">
            <text:p><text:span text:style-name="T3">paper</text:span><text:span text:style-name="T4"> </text:span><text:span text:style-name="T3">and</text:span><text:span text:style-name="T5"> </text:span><text:span text:style-name="T3">pencil</text:span><text:span text:style-name="T4"> </text:span><text:span text:style-name="T3">( 20 )</text:span></text:p>
          </table:table-cell>
          <table:table-cell table:style-name="ce27" table:number-columns-repeated="3"/>
          <table:table-cell table:style-name="ce22" office:value-type="string" calcext:value-type="string" table:number-columns-spanned="2" table:number-rows-spanned="1">
            <text:p><text:span text:style-name="T6">Reading</text:span><text:span text:style-name="T7"> </text:span><text:span text:style-name="T8">(4)</text:span></text:p>
          </table:table-cell>
          <table:covered-table-cell table:style-name="ce27"/>
          <table:table-cell table:style-name="ce22" office:value-type="string" calcext:value-type="string" table:number-columns-spanned="2" table:number-rows-spanned="1">
            <text:p><text:span text:style-name="T17">Listening</text:span><text:span text:style-name="T18"> </text:span><text:span text:style-name="T17">(</text:span><text:span text:style-name="T19"> </text:span><text:span text:style-name="T17">6</text:span><text:span text:style-name="T19"> </text:span><text:span text:style-name="T17">)</text:span></text:p>
          </table:table-cell>
          <table:covered-table-cell table:style-name="ce27"/>
          <table:table-cell table:style-name="ce22" office:value-type="string" calcext:value-type="string" table:number-columns-spanned="2" table:number-rows-spanned="1">
            <text:p><text:span text:style-name="T17">Writing</text:span><text:span text:style-name="T24"> </text:span><text:span text:style-name="T17">(</text:span><text:span text:style-name="T19"> </text:span><text:span text:style-name="T17">4</text:span><text:span text:style-name="T19"> </text:span><text:span text:style-name="T17">)</text:span></text:p>
          </table:table-cell>
          <table:covered-table-cell table:style-name="ce27"/>
          <table:table-cell table:style-name="ce22" office:value-type="string" calcext:value-type="string" table:number-columns-spanned="2" table:number-rows-spanned="1">
            <text:p><text:span text:style-name="T17">Speaking</text:span><text:span text:style-name="T24"> </text:span><text:span text:style-name="T17">(</text:span><text:span text:style-name="T19"> </text:span><text:span text:style-name="T17">6</text:span><text:span text:style-name="T24"> </text:span><text:span text:style-name="T17">)</text:span></text:p>
          </table:table-cell>
          <table:covered-table-cell table:style-name="ce27"/>
          <table:table-cell table:style-name="ce31" office:value-type="string" calcext:value-type="string" table:number-columns-spanned="1" table:number-rows-spanned="2">
            <text:p>Performance ( 20 )</text:p>
          </table:table-cell>
          <table:table-cell table:style-name="ce23" office:value-type="string" calcext:value-type="string" table:number-columns-spanned="1" table:number-rows-spanned="2">
            <text:p><text:span text:style-name="T38">Total</text:span><text:span text:style-name="T39"> </text:span><text:span text:style-name="T38">(</text:span><text:span text:style-name="T40"> </text:span><text:span text:style-name="T38">40 )</text:span></text:p>
          </table:table-cell>
          <table:table-cell table:style-name="ce23" office:value-type="string" calcext:value-type="string" table:number-columns-spanned="1" table:number-rows-spanned="2">
            <text:p><text:span text:style-name="T3">paper</text:span><text:span text:style-name="T4"> </text:span><text:span text:style-name="T3">and</text:span><text:span text:style-name="T5"> </text:span><text:span text:style-name="T3">pencil</text:span><text:span text:style-name="T4"> </text:span><text:span text:style-name="T3">( 20 )</text:span></text:p>
          </table:table-cell>
          <table:table-cell table:style-name="ce33" office:value-type="string" calcext:value-type="string" table:number-columns-spanned="2" table:number-rows-spanned="1">
            <text:p><text:span text:style-name="T17">Reading</text:span><text:span text:style-name="T18"> </text:span><text:span text:style-name="T17">(</text:span><text:span text:style-name="T19"> </text:span><text:span text:style-name="T17">4</text:span><text:span text:style-name="T24"> </text:span><text:span text:style-name="T17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17">Listening</text:span><text:span text:style-name="T24"> </text:span><text:span text:style-name="T17">(</text:span><text:span text:style-name="T24"> </text:span><text:span text:style-name="T17">6</text:span><text:span text:style-name="T19"> </text:span><text:span text:style-name="T17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46">Writing</text:span><text:span text:style-name="T47"> </text:span><text:span text:style-name="T48">(</text:span><text:span text:style-name="T49"> </text:span><text:span text:style-name="T48">4</text:span><text:span text:style-name="T49"> </text:span><text:span text:style-name="T48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17">Speaking</text:span><text:span text:style-name="T18"> </text:span><text:span text:style-name="T17">(</text:span><text:span text:style-name="T24"> </text:span><text:span text:style-name="T17">6</text:span><text:span text:style-name="T19"> </text:span><text:span text:style-name="T17">)</text:span></text:p>
          </table:table-cell>
          <table:covered-table-cell table:style-name="ce35"/>
          <table:table-cell table:style-name="ce38" office:value-type="string" calcext:value-type="string" table:number-columns-spanned="1" table:number-rows-spanned="2">
            <text:p><text:span text:style-name="T59">Performance (</text:span><text:span text:style-name="T60"> </text:span><text:span text:style-name="T59">20</text:span><text:span text:style-name="T61"> </text:span><text:span text:style-name="T59">)</text:span></text:p>
          </table:table-cell>
          <table:table-cell table:style-name="ce23" office:value-type="string" calcext:value-type="string" table:number-columns-spanned="1" table:number-rows-spanned="2">
            <text:p><text:span text:style-name="T38">Total</text:span><text:span text:style-name="T39"> </text:span><text:span text:style-name="T38">(</text:span><text:span text:style-name="T40"> </text:span><text:span text:style-name="T38">40 )</text:span></text:p>
          </table:table-cell>
          <table:table-cell table:style-name="ce23" office:value-type="string" calcext:value-type="string" table:number-columns-spanned="1" table:number-rows-spanned="2">
            <text:p><text:span text:style-name="T3">paper</text:span><text:span text:style-name="T4"> </text:span><text:span text:style-name="T3">and</text:span><text:span text:style-name="T5"> </text:span><text:span text:style-name="T3">pencil</text:span><text:span text:style-name="T4"> </text:span><text:span text:style-name="T3">( 20 )</text:span></text:p>
          </table:table-cell>
          <table:table-cell table:style-name="ce33" office:value-type="string" calcext:value-type="string" table:number-columns-spanned="2" table:number-rows-spanned="1">
            <text:p><text:span text:style-name="T17">Reading</text:span><text:span text:style-name="T18"> </text:span><text:span text:style-name="T17">(</text:span><text:span text:style-name="T19"> </text:span><text:span text:style-name="T17">4</text:span><text:span text:style-name="T24"> </text:span><text:span text:style-name="T17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17">Listening</text:span><text:span text:style-name="T24"> </text:span><text:span text:style-name="T17">(</text:span><text:span text:style-name="T24"> </text:span><text:span text:style-name="T17">6</text:span><text:span text:style-name="T19"> </text:span><text:span text:style-name="T17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46">Writing</text:span><text:span text:style-name="T47"> </text:span><text:span text:style-name="T48">(</text:span><text:span text:style-name="T49"> </text:span><text:span text:style-name="T48">4</text:span><text:span text:style-name="T49"> </text:span><text:span text:style-name="T48">)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<text:span text:style-name="T17">Speaking</text:span><text:span text:style-name="T18"> </text:span><text:span text:style-name="T17">(</text:span><text:span text:style-name="T24"> </text:span><text:span text:style-name="T17">6</text:span><text:span text:style-name="T19"> </text:span><text:span text:style-name="T17">)</text:span></text:p>
          </table:table-cell>
          <table:covered-table-cell table:style-name="ce35"/>
          <table:table-cell table:style-name="ce38" office:value-type="string" calcext:value-type="string" table:number-columns-spanned="1" table:number-rows-spanned="2">
            <text:p><text:span text:style-name="T59">Performance (</text:span><text:span text:style-name="T60"> </text:span><text:span text:style-name="T59">20</text:span><text:span text:style-name="T61"> </text:span><text:span text:style-name="T59">)</text:span></text:p>
          </table:table-cell>
          <table:table-cell table:style-name="ce23" office:value-type="string" calcext:value-type="string" table:number-columns-spanned="1" table:number-rows-spanned="2">
            <text:p><text:span text:style-name="T38">Total</text:span><text:span text:style-name="T39"> </text:span><text:span text:style-name="T38">(</text:span><text:span text:style-name="T40"> </text:span><text:span text:style-name="T38">40 )</text:span></text:p>
          </table:table-cell>
          <table:table-cell table:style-name="ce41" office:value-type="string" calcext:value-type="string" table:number-columns-spanned="1" table:number-rows-spanned="2">
            <text:p>Reading ( 16 )</text:p>
          </table:table-cell>
          <table:table-cell table:style-name="ce41" office:value-type="string" calcext:value-type="string" table:number-columns-spanned="1" table:number-rows-spanned="2">
            <text:p>Listening ( 24 )</text:p>
          </table:table-cell>
          <table:table-cell table:style-name="ce41" office:value-type="string" calcext:value-type="string" table:number-columns-spanned="1" table:number-rows-spanned="2">
            <text:p>Writing ( 16 )</text:p>
          </table:table-cell>
          <table:table-cell table:style-name="ce41" office:value-type="string" calcext:value-type="string" table:number-columns-spanned="1" table:number-rows-spanned="2">
            <text:p>Speaking ( 24 )</text:p>
          </table:table-cell>
          <table:table-cell table:style-name="ce42" office:value-type="string" calcext:value-type="string" table:number-columns-spanned="1" table:number-rows-spanned="2">
            <text:p><text:span text:style-name="T70">Total</text:span><text:span text:style-name="T71"> </text:span><text:span text:style-name="T70">(</text:span><text:span text:style-name="T72"> </text:span><text:span text:style-name="T70">80 )</text:span></text:p>
          </table:table-cell>
          <table:covered-table-cell table:style-name="ce43"/>
          <table:table-cell table:number-columns-repeated="19"/>
        </table:table-row>
        <table:table-row table:style-name="ro9">
          <table:table-cell table:style-name="ce20" table:number-columns-repeated="2"/>
          <table:covered-table-cell table:style-name="ce24"/>
          <table:table-cell table:style-name="ce28" table:number-columns-repeated="3"/>
          <table:table-cell table:style-name="ce29" office:value-type="string" calcext:value-type="string">
            <text:p><text:span text:style-name="T9"/></text:p>
            <text:p><text:span text:style-name="T10">Identify</text:span><text:span text:style-name="T11"> </text:span><text:span text:style-name="T12">main</text:span><text:span text:style-name="T11"> </text:span><text:span text:style-name="T13">ideas</text:span></text:p>
          </table:table-cell>
          <table:table-cell table:style-name="ce29" office:value-type="string" calcext:value-type="string">
            <text:p/>
            <text:p><text:span text:style-name="T14">Express</text:span><text:span text:style-name="T15"> </text:span><text:span text:style-name="T16">opinions</text:span></text:p>
          </table:table-cell>
          <table:table-cell table:style-name="ce30" office:value-type="string" calcext:value-type="string">
            <text:p><text:span text:style-name="T20">Get</text:span><text:span text:style-name="T21"> </text:span><text:span text:style-name="T20">the</text:span><text:span text:style-name="T22"> </text:span><text:span text:style-name="T20">general</text:span><text:span text:style-name="T21"> </text:span><text:span text:style-name="T20">idea</text:span></text:p>
          </table:table-cell>
          <table:table-cell table:style-name="ce29" office:value-type="string" calcext:value-type="string">
            <text:p/>
            <text:p><text:span text:style-name="T14">Get</text:span><text:span text:style-name="T23"> </text:span><text:span text:style-name="T16">specific</text:span><text:span text:style-name="T23"> </text:span><text:span text:style-name="T16">information</text:span></text:p>
          </table:table-cell>
          <table:table-cell table:style-name="ce30" office:value-type="string" calcext:value-type="string">
            <text:p><text:span text:style-name="T25">Spell</text:span><text:span text:style-name="T26"> </text:span><text:span text:style-name="T27">correctly</text:span></text:p>
          </table:table-cell>
          <table:table-cell table:style-name="ce30" office:value-type="string" calcext:value-type="string">
            <text:p><text:span text:style-name="T14">Use</text:span><text:span text:style-name="T21"> </text:span><text:span text:style-name="T16">the</text:span><text:span text:style-name="T22"> </text:span><text:span text:style-name="T20">correct</text:span><text:span text:style-name="T22"> </text:span><text:span text:style-name="T20">tense</text:span><text:span text:style-name="T22"> </text:span><text:span text:style-name="T20">and</text:span><text:span text:style-name="T28"> </text:span><text:span text:style-name="T20">grammar</text:span></text:p>
          </table:table-cell>
          <table:table-cell table:style-name="ce30" office:value-type="string" calcext:value-type="string">
            <text:p><text:span text:style-name="T3">Define</text:span><text:span text:style-name="T29"> </text:span><text:span text:style-name="T3">information related</text:span><text:span text:style-name="T30"> </text:span><text:span text:style-name="T31">to</text:span><text:span text:style-name="T32"> </text:span><text:span text:style-name="T31">topics</text:span><text:span text:style-name="T33"> </text:span><text:span text:style-name="T31">and</text:span><text:span text:style-name="T32"> </text:span><text:span text:style-name="T31">give</text:span><text:span text:style-name="T34"> </text:span><text:span text:style-name="T35">opinion</text:span></text:p>
          </table:table-cell>
          <table:table-cell table:style-name="ce30" office:value-type="string" calcext:value-type="string">
            <text:p><text:span text:style-name="T3">Appropriate</text:span><text:span text:style-name="T36"> </text:span><text:span text:style-name="T3">vocabulary</text:span><text:span text:style-name="T37"> </text:span><text:span text:style-name="T3">and</text:span><text:span text:style-name="T30"> </text:span><text:span text:style-name="T35">grammar</text:span><text:span text:style-name="T34"> </text:span><text:span text:style-name="T35">usage</text:span></text:p>
          </table:table-cell>
          <table:covered-table-cell table:style-name="ce32"/>
          <table:covered-table-cell table:number-columns-repeated="2" table:style-name="ce24"/>
          <table:table-cell table:style-name="ce34" office:value-type="string" calcext:value-type="string">
            <text:p/>
            <text:p><text:span text:style-name="T20">Tell</text:span><text:span text:style-name="T21"> </text:span><text:span text:style-name="T20">the</text:span><text:span text:style-name="T15"> </text:span><text:span text:style-name="T20">gist</text:span><text:span text:style-name="T15"> </text:span><text:span text:style-name="T20">or</text:span><text:span text:style-name="T22"> </text:span><text:span text:style-name="T20">theme</text:span></text:p>
          </table:table-cell>
          <table:table-cell table:style-name="ce36" office:value-type="string" calcext:value-type="string">
            <text:p><text:span text:style-name="T14">Extract specific information</text:span><text:span text:style-name="T28"> </text:span><text:span text:style-name="T20">and</text:span><text:span text:style-name="T15"> </text:span><text:span text:style-name="T20">main</text:span><text:span text:style-name="T15"> </text:span><text:span text:style-name="T20">points</text:span></text:p>
          </table:table-cell>
          <table:table-cell table:style-name="ce36" office:value-type="string" calcext:value-type="string">
            <text:p><text:span text:style-name="T14">Focus</text:span><text:span text:style-name="T15"> </text:span><text:span text:style-name="T16">on</text:span><text:span text:style-name="T15"> </text:span><text:span text:style-name="T16">important</text:span><text:span text:style-name="T43"> </text:span><text:span text:style-name="T16">words</text:span></text:p>
          </table:table-cell>
          <table:table-cell table:style-name="ce36" office:value-type="string" calcext:value-type="string">
            <text:p><text:span text:style-name="T25">Implement orders and</text:span><text:span text:style-name="T44"> </text:span><text:span text:style-name="T45">directions</text:span></text:p>
          </table:table-cell>
          <table:table-cell table:style-name="ce36" office:value-type="string" calcext:value-type="string">
            <text:p><text:span text:style-name="T25">Use punctuation marks and</text:span><text:span text:style-name="T44"> </text:span><text:span text:style-name="T27">capitalization</text:span><text:span text:style-name="T50"> </text:span><text:span text:style-name="T45">correctly</text:span></text:p>
          </table:table-cell>
          <table:table-cell table:style-name="ce36" office:value-type="string" calcext:value-type="string">
            <text:p><text:span text:style-name="T25">Apply</text:span><text:span text:style-name="T50"> </text:span><text:span text:style-name="T27">coherent</text:span><text:span text:style-name="T51"> </text:span><text:span text:style-name="T27">and</text:span><text:span text:style-name="T50"> </text:span><text:span text:style-name="T27">linking</text:span><text:span text:style-name="T52"> </text:span><text:span text:style-name="T45">words</text:span></text:p>
          </table:table-cell>
          <table:table-cell table:style-name="ce37" office:value-type="string" calcext:value-type="string">
            <text:p><text:span text:style-name="T53">Pronounce</text:span><text:span text:style-name="T54"> </text:span><text:span text:style-name="T53">with suitable</text:span><text:span text:style-name="T55"> </text:span><text:span text:style-name="T53">volume</text:span><text:span text:style-name="T56"> </text:span><text:span text:style-name="T53">and</text:span><text:span text:style-name="T57"> </text:span><text:span text:style-name="T53">enthusiasm</text:span></text:p>
          </table:table-cell>
          <table:table-cell table:style-name="ce30" office:value-type="string" calcext:value-type="string">
            <text:p><text:span text:style-name="T25">Speak</text:span><text:span text:style-name="T51"> </text:span><text:span text:style-name="T27">clearly,</text:span><text:span text:style-name="T26"> </text:span><text:span text:style-name="T27">logically</text:span><text:span text:style-name="T58"> </text:span><text:span text:style-name="T45">and</text:span><text:span text:style-name="T52"> </text:span><text:span text:style-name="T45">interestingly</text:span></text:p>
          </table:table-cell>
          <table:covered-table-cell table:style-name="ce32"/>
          <table:covered-table-cell table:number-columns-repeated="2" table:style-name="ce24"/>
          <table:table-cell table:style-name="ce30" office:value-type="string" calcext:value-type="string">
            <text:p><text:span text:style-name="T25">Guess</text:span><text:span text:style-name="T50"> </text:span><text:span text:style-name="T27">meaning</text:span><text:span text:style-name="T50"> </text:span><text:span text:style-name="T45">of</text:span><text:span text:style-name="T44"> </text:span><text:span text:style-name="T45">vocabulary</text:span></text:p>
          </table:table-cell>
          <table:table-cell table:style-name="ce30" office:value-type="string" calcext:value-type="string">
            <text:p><text:span text:style-name="T25">Answer questions and givig</text:span><text:span text:style-name="T44"> </text:span><text:span text:style-name="T45">reasons</text:span></text:p>
          </table:table-cell>
          <table:table-cell table:style-name="ce30" office:value-type="string" calcext:value-type="string">
            <text:p><text:span text:style-name="T64">Take notes samarize </text:span><text:span text:style-name="T38">the</text:span><text:span text:style-name="T65"> </text:span><text:span text:style-name="T38">listening</text:span><text:span text:style-name="T66"> </text:span><text:span text:style-name="T38">material</text:span></text:p>
          </table:table-cell>
          <table:table-cell table:style-name="ce29" office:value-type="string" calcext:value-type="string">
            <text:p/>
            <text:p><text:span text:style-name="T64">Follow</text:span><text:span text:style-name="T67"> </text:span><text:span text:style-name="T68">instructions</text:span></text:p>
          </table:table-cell>
          <table:table-cell table:style-name="ce30" office:value-type="string" calcext:value-type="string">
            <text:p><text:span text:style-name="T64">Arrange</text:span><text:span text:style-name="T69"> </text:span><text:span text:style-name="T68">ideas</text:span><text:span text:style-name="T67"> </text:span><text:span text:style-name="T68">logically</text:span></text:p>
          </table:table-cell>
          <table:table-cell table:style-name="ce30" office:value-type="string" calcext:value-type="string">
            <text:p><text:span text:style-name="T64">Use punctuation marks and</text:span><text:span text:style-name="T65"> </text:span><text:span text:style-name="T68">capitalization</text:span><text:span text:style-name="T66"> </text:span><text:span text:style-name="T38">correctly</text:span></text:p>
          </table:table-cell>
          <table:table-cell table:style-name="ce30" office:value-type="string" calcext:value-type="string">
            <text:p><text:span text:style-name="T64">Use</text:span><text:span text:style-name="T69"> </text:span><text:span text:style-name="T68">body</text:span><text:span text:style-name="T66"> </text:span><text:span text:style-name="T68">language</text:span></text:p>
          </table:table-cell>
          <table:table-cell table:style-name="ce30" office:value-type="string" calcext:value-type="string">
            <text:p><text:span text:style-name="T64">Express</text:span><text:span text:style-name="T67"> </text:span><text:span text:style-name="T68">opinion</text:span></text:p>
          </table:table-cell>
          <table:covered-table-cell table:style-name="ce32"/>
          <table:covered-table-cell table:style-name="ce24"/>
          <table:covered-table-cell table:number-columns-repeated="4" table:style-name="ce30"/>
          <table:covered-table-cell table:style-name="ce23"/>
          <table:covered-table-cell table:style-name="ce30"/>
          <table:table-cell table:number-columns-repeated="19"/>
        </table:table-row>
        <table:table-row table:style-name="ro8">
          <table:table-cell table:style-name="ce19" office:value-type="float" office:value="1" calcext:value-type="float">
            <text:p>1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20"/>
          <table:table-cell table:style-name="ce25" table:number-columns-spanned="4" table:number-rows-spanned="1"/>
          <table:covered-table-cell table:number-columns-repeated="3" table:style-name="ce28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 table:number-columns-repeated="2"/>
          <table:table-cell table:style-name="ce20" table:number-columns-repeated="9"/>
          <table:table-cell table:style-name="ce25"/>
          <table:table-cell table:style-name="ce20" table:number-columns-repeated="4"/>
          <table:table-cell table:style-name="ce25"/>
          <table:table-cell table:style-name="ce20"/>
          <table:table-cell table:number-columns-repeated="19"/>
        </table:table-row>
        <table:table-row table:style-name="ro8" table:number-rows-repeated="1048547">
          <table:table-cell table:number-columns-repeated="63"/>
        </table:table-row>
        <table:table-row table:style-name="ro8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ورقة1" style:display-name="PageStyle_ورقة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3-03-18T00:37:32.119558650</dc:date>
    <meta:generator>LibreOffice/7.4.5.1$Linux_X86_64 LibreOffice_project/40$Build-1</meta:generator>
    <meta:editing-duration>PT59M48S</meta:editing-duration>
    <meta:editing-cycles>2</meta:editing-cycles>
    <meta:document-statistic meta:table-count="2" meta:cell-count="139" meta:object-count="0"/>
    <meta:user-defined meta:name="AppVersion">14.0300</meta:user-defined>
  </office:meta>
</office:document-meta>
</file>